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ngProgressImpl.reportOngoingStubbing( OngoingStubbing ongoingStubb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.addListener( MockitoListener listener , Set &lt; MockitoListener &gt; listen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ingProgressImpl.addListener( Mockito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.stubbing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ngProgressImpl.setVerificationStrategy( Verification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.resetOngoing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.pullOngoingStubb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ngProgressImpl.clear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.getArgumentMatcherStor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.MockingProgres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.verificationStarted( VerificationMode verif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ngProgressImpl.stubbing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.validateMostStuf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ingProgressImpl.validate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gProgressImpl.maybeVerifyLazily( Verification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.mockingStarted( Class &lt; ? &gt; mock , MockCreation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gProgress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ngProgress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gProgressImpl.mockingStarted( Object mock , MockCreation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gProgressImpl.verificationListen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ingProgressImpl.pullVerification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gProgressImpl.removeListener( Mockito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gProgressImpl.getDefaultVerificat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